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text-properties style:font-name="Albany"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Title" style:master-page-name="Convert_20_1">
      <style:paragraph-properties style:page-number="2"/>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italic" fo:font-weight="bold" style:font-style-asian="italic" style:font-weight-asian="bold" style:font-style-complex="italic"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fo:font-weight="normal" style:font-style-asian="normal" style:font-weight-asian="normal" style:font-style-complex="normal" style:font-weight-complex="normal"/>
    </style:style>
    <style:style style:name="P29" style:family="paragraph" style:parent-style-name="Text_20_body" style:list-style-name="L2">
      <style:text-properties style:font-name="Arial1" fo:font-style="normal" fo:font-weight="normal" style:font-style-asian="normal" style:font-weight-asian="normal" style:font-style-complex="normal" style:font-weight-complex="normal"/>
    </style:style>
    <style:style style:name="P30" style:family="paragraph" style:parent-style-name="Text_20_body" style:list-style-name="L3">
      <style:text-properties fo:font-style="normal" style:font-style-asian="normal" style:font-style-complex="normal"/>
    </style:style>
    <style:style style:name="P31" style:family="paragraph" style:parent-style-name="Text_20_body" style:list-style-name="L3"/>
    <style:style style:name="P32" style:family="paragraph" style:parent-style-name="Text_20_body" style:list-style-name="L3">
      <style:text-properties style:font-name="Arial1" fo:font-style="normal" fo:font-weight="normal" style:font-style-asian="normal" style:font-weight-asian="normal" style:font-style-complex="normal" style:font-weight-complex="normal"/>
    </style:style>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color="#ff0000"/>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Plano de Requisitos</text:p>
      <text:p text:style-name="Standard"/>
      <text:p text:style-name="P3"/>
      <text:p text:style-name="P5"/>
      <text:p text:style-name="P5">Versão 0.1</text:p>
      <text:p text:style-name="Standard"><text:s/></text:p>
      <text:p text:style-name="Standard"/>
      <text:p text:style-name="Standard"/>
      <text:p text:style-name="Standard"/>
      <text:p text:style-name="Standard"/>
      <text:p text:style-name="P6"/>
      <text:p text:style-name="P6">Roberto Bernardes Monteiro</text:p>
      <text:p text:style-name="P6"/>
      <text:p text:style-name="P7">Coordenação:</text:p>
      <text:p text:style-name="P8"><text:span text:style-name="T4">Fábio Nogueira de Lucena<text:line-break/>fabio@inf.ufg.br</text:span><text:line-break/></text:p>
      <text:p text:style-name="P8"/>
      <text:p text:style-name="P8"/>
      <text:p text:style-name="P8"/>
      <text:p text:style-name="P8"/>
      <text:p text:style-name="P9">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ata</text:p>
          </table:table-cell>
          <table:table-cell table:style-name="Table1.A1" office:value-type="string">
            <text:p text:style-name="P10">Versão</text:p>
          </table:table-cell>
          <table:table-cell table:style-name="Table1.A1" office:value-type="string">
            <text:p text:style-name="P10">Descrição</text:p>
          </table:table-cell>
          <table:table-cell table:style-name="Table1.D1" office:value-type="string">
            <text:p text:style-name="P10">Autor</text:p>
          </table:table-cell>
        </table:table-row>
        <table:table-row table:style-name="Table1.1">
          <table:table-cell table:style-name="Table1.A2" office:value-type="string">
            <text:p text:style-name="P11">05/2006</text:p>
          </table:table-cell>
          <table:table-cell table:style-name="Table1.A2" office:value-type="string">
            <text:p text:style-name="P11">1.0</text:p>
          </table:table-cell>
          <table:table-cell table:style-name="Table1.A2" office:value-type="string">
            <text:p text:style-name="P11">Proposta inicial de plano de requisitos</text:p>
          </table:table-cell>
          <table:table-cell table:style-name="Table1.D2" office:value-type="string">
            <text:p text:style-name="P11">Francyelle,Gilmar,Washington</text:p>
          </table:table-cell>
        </table:table-row>
        <table:table-row table:style-name="Table1.1">
          <table:table-cell table:style-name="Table1.A2" office:value-type="string">
            <text:p text:style-name="P11">08/06/2006</text:p>
          </table:table-cell>
          <table:table-cell table:style-name="Table1.A2" office:value-type="string">
            <text:p text:style-name="P11">1.1</text:p>
          </table:table-cell>
          <table:table-cell table:style-name="Table1.A2" office:value-type="string">
            <text:p text:style-name="P11">Acréscimos dos Templates de Caso de Uso, Glossário , Plano deTeste e Documento de Pesquisa.</text:p>
            <text:p text:style-name="P11">Pequenas Alterações.</text:p>
          </table:table-cell>
          <table:table-cell table:style-name="Table1.D2" office:value-type="string">
            <text:p text:style-name="P11">Roberto</text:p>
          </table:table-cell>
        </table:table-row>
      </table:table>
      <text:p text:style-name="Standard"/>
      <text:p text:style-name="P12"/>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Objetivo|outline">1. <text:s/>Objetivo<text:tab/>5</text:a></text:p>
          <text:p text:style-name="P16"><text:a xlink:type="simple" xlink:href="#2. Resumo do projeto|outline">2. <text:s/>Resumo do projeto<text:tab/>5</text:a></text:p>
          <text:p text:style-name="P16"><text:a xlink:type="simple" xlink:href="#3. Contexto|outline">3. <text:s/>Contexto<text:tab/>5</text:a></text:p>
          <text:p text:style-name="P16"><text:a xlink:type="simple" xlink:href="#4. Evolução dos requisitos|outline">4. <text:s/>Evolução dos requisitos<text:tab/>5</text:a></text:p>
          <text:p text:style-name="P16"><text:a xlink:type="simple" xlink:href="#5. Papéis e responsabilidades|outline">5. <text:s/>Papéis e responsabilidades<text:tab/>6</text:a></text:p>
          <text:p text:style-name="P16"><text:a xlink:type="simple" xlink:href="#6. Processo de requisitos|outline">6. <text:s/>Processo de requisitos<text:tab/>6</text:a></text:p>
          <text:p text:style-name="P16"><text:a xlink:type="simple" xlink:href="#7. Ferramentas, métodos e técnicas|outline">7. <text:s/>Ferramentas, métodos e técnicas<text:tab/>7</text:a></text:p>
          <text:p text:style-name="P16"><text:a xlink:type="simple" xlink:href="#8. Práticas recomendadas|outline">8. <text:s/>Práticas recomendadas<text:tab/>7</text:a></text:p>
          <text:p text:style-name="P16"><text:a xlink:type="simple" xlink:href="#9. Referências|outline">9. <text:s/>Referências<text:tab/>7</text:a></text:p>
          <text:p text:style-name="P16"><text:a xlink:type="simple" xlink:href="#10. Estratégia recomendada|outline">10. <text:s/>Estratégia recomendada<text:tab/>8</text:a></text:p>
          <text:p text:style-name="P16"><text:a xlink:type="simple" xlink:href="#11. Apêndices|outline">11. <text:s/>Apêndices<text:tab/>8</text:a></text:p>
          <text:p text:style-name="P17"><text:a xlink:type="simple" xlink:href="#11.1. Plano de ações|outline">11.1 <text:s/>Plano de ações<text:tab/>8</text:a></text:p>
        </text:index-body>
      </text:table-of-content>
      <text:p text:style-name="P18">Documento Plano de Requisitos</text:p>
      <text:h text:style-name="Heading_20_1" text:outline-level="1"><text:s/>Objetivo</text:h>
      <text:p text:style-name="P19">Determinar e documentar como o desenvolvimento e a gerência de requisitos evolui com o tempo para o Projeto Escola. Isto inclui a identificação de atividades correlatas e como estas serão executadas.</text:p>
      <text:p text:style-name="P19">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19">Convém ressaltar que já foi realizado considerável esforço acerca dos requisitos para o Projeto Escola. </text:p>
      <text:h text:style-name="Heading_20_1" text:outline-level="1"><text:s/>Resumo do projeto</text:h>
      <text:p text:style-name="P19">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text:s/>Contexto</text:h>
      <text:p text:style-name="P19">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Sistema Escola, envolve as atividades descritas para cada um dos grupos de interessados abaixo:</text:p>
      <text:p text:style-name="P20">Financiadores<text:span text:style-name="T5">. </text:span><text:span text:style-name="T6">O Instituto de Informática e alunos de graduação e pós-graduação, ao longo dos últimos 4 anos, esteve envolvido com o Sistema Escola. A partir de 2006, uma turma da pós-graduação </text:span><text:span text:style-name="T7">lato sensu</text:span><text:span text:style-name="T6"> irá contribuir, a partir de suas atividades práticas, onde possível, com o desenvolvimento deste sistema. </text:span></text:p>
      <text:p text:style-name="P20">Usuários<text:span text:style-name="T6">. Incluem discentes, docentes e funcionários técnico-administrativos (inclua aqui o administrador do sistema). </text:span></text:p>
      <text:p text:style-name="P19"><text:span text:style-name="T8">Desenvolvedores.</text:span><text:span text:style-name="T6"> O Instituto de Informática e alunos da turma 2006. Incluam aqui várias outras contribuições fornecidas por outros grupos no âmbito do Instituto de Informática.</text:span><text:span text:style-name="T5"> </text:span></text:p>
      <text:h text:style-name="Heading_20_1" text:outline-level="1"><text:s/>Evolução dos requisitos</text:h>
      <text:p text:style-name="P19">A especificação dos requisitos será colocada sob gerência de configuração a partir da versão 1.0. Até que esta versão seja produzida, ao término da disciplina <text:span text:style-name="T9">Prática em Análise de Sistemas</text:span><text:span text:style-name="T5">,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1">As versões dos documentos serão indicadas no interior do próprio documento, através de seção própria contendo o histórico de mudanças.</text:p>
      <text:p text:style-name="P22">A partir da versão 1.0 dos requisitos, toda e qualquer mudança na especificação, deverá ser registrada em ferramenta de Suporte (<text:a xlink:type="simple" xlink:href="http://developer.berlios.de/support/?group_id=5779">http://developer.berlios.de/support/?group_id=5779</text:a>). Convém ressaltar que a versão 1.0 dos requisitos coincidirá com a versão 1.0 do presente plano.</text:p>
      <text:p text:style-name="P22">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19">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19">Toda e qualquer que seja a mudança, deverá ser do conhecimento obrigatório do gerente de requisitos. </text:p>
      <text:h text:style-name="Heading_20_1" text:outline-level="1"><text:s/>Papéis e responsabilidades</text:h>
      <text:p text:style-name="P23">Gerente de requisitos.<text:span text:style-name="T6"> Pessoa encarregada de manter a base de requisitos e zelar pelo bom andamento, ao longo do tempo, de toda e qualquer mudança que se fizer necessária.</text:span></text:p>
      <text:p text:style-name="P24"><text:span text:style-name="T8">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23">Gerente de projeto<text:span text:style-name="T6">. Na primeira etapa do projeto, será o representante de todas as categorias de usuário e o elemento de última decisão sobre toda e qualquer questão pertinente ao projeto.</text:span></text:p>
      <text:p text:style-name="Text_20_body"><text:span text:style-name="T8">Analistas de sistemas</text:span>. Grupo de estudantes da disciplina <text:span text:style-name="T9">Prática em Análise de Sistemas. </text:span><text:span text:style-name="T5">Cabem a eles o refinamento dos requisitos, identificação de inconsistências, tarefas de verificação, validação e manutenção dos artefatos correspondentes, além de efetuar as alterações quando necessário. </text:span></text:p>
      <text:h text:style-name="Heading_20_1" text:outline-level="1"><text:s/>Processo de requisitos</text:h>
      <text:p text:style-name="Text_20_body">As seguintes atividades deverão ser desenvolvidas:</text:p>
      <text:list text:style-name="L1">
        <text:list-item>
          <text:p text:style-name="P25"><text:span text:style-name="T9">Análise de requisitos</text:span>. Descobrir problemas, identificar requisitos incompletos e inconsistências entre eles. Rastreabilidade entre os requisitos também deverá ser realizada como resultado desta atividade.</text:p>
        </text:list-item>
        <text:list-item>
          <text:p text:style-name="P25"><text:span text:style-name="T9">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25"><text:span text:style-name="T9">Documentação dos requisitos</text:span>. Manter os requisitos nos artefatos a serem produzidos e em conformidade com os padrões definidos. Os artefatos são identificados abaixo. Cada um deles deverá possuir modelo correspondente bem definido a ser seguido. Em negrito e entre parênteses segue o nome de cada arquivo. </text:p>
          <text:list>
            <text:list-item>
              <text:p text:style-name="P25">Visão (<text:span text:style-name="T10">visao.odt</text:span>)</text:p>
            </text:list-item>
            <text:list-item>
              <text:p text:style-name="P25">Plano de Requisitos (<text:span text:style-name="T10">plano-requisitos.odt</text:span>)</text:p>
            </text:list-item>
            <text:list-item>
              <text:p text:style-name="P25">Especificação de Requisitos de Software (ERS) (inclui requisitos funcionais e não-funcionais) (<text:span text:style-name="T10">ers.odt</text:span>)</text:p>
            </text:list-item>
            <text:list-item>
              <text:p text:style-name="P25">Casos de Uso (<text:span text:style-name="T10">uc-&lt;aspecto&gt;.odt</text:span>)</text:p>
            </text:list-item>
            <text:list-item>
              <text:p text:style-name="P25">Modelo de Domínio (<text:span text:style-name="T10">modelo-dominio.&lt;extensões dos arquivos do Protegé&gt;</text:span>)</text:p>
            </text:list-item>
            <text:list-item>
              <text:p text:style-name="P25">Glossário (nem todos os termos úteis à compreensão do problema são relevantes para o Escola e, dessa forma, não estarão presentes no modelo de domínio, mas serão registrados no glossário) (<text:span text:style-name="T10">glossario.html</text:span>)</text:p>
            </text:list-item>
            <text:list-item>
              <text:p text:style-name="P25">Matrizes de rastreabilidade (mínimo inclui necessidades x casos de uso e casos de uso x regras de negócio) (<text:span text:style-name="T10">rastreabilidade.ods</text:span>)</text:p>
            </text:list-item>
            <text:list-item>
              <text:p text:style-name="P25">Regras de Negócio (<text:span text:style-name="T10">regras-negocio.odt</text:span>)</text:p>
            </text:list-item>
            <text:list-item>
              <text:p text:style-name="P25"><text:span text:style-name="T9">Validação de Requisitos </text:span><text:span text:style-name="T5">(</text:span><text:span text:style-name="T11">plano-teste.odt</text:span><text:span text:style-name="T5">) </text:span><text:span text:style-name="T9">e Gerência de Requisitos</text:span> (serão executadas a partir da segunda parte deste projeto). </text:p>
            </text:list-item>
          </text:list>
        </text:list-item>
        <text:list-item>
          <text:p text:style-name="P25"><text:span text:style-name="T9">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Heading_20_1" text:outline-level="1"><text:s/>Ferramentas, métodos e técnicas</text:h>
      <text:list text:style-name="L2">
        <text:list-item>
          <text:p text:style-name="P26">Todos os artefatos produzidos pela engenharia de requisitos deverão estar em arquivos contidos no diretório <text:span text:style-name="T10">docs</text:span>, contido na raiz do Projeto Escola.</text:p>
        </text:list-item>
        <text:list-item>
          <text:p text:style-name="P26">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26">OpenOffice 2.0 ou posterior. Todos os documentos deverão ser produzidos a partir deste pacote de utilitários.</text:p>
        </text:list-item>
        <text:list-item>
          <text:p text:style-name="P26">Listas de verificação (<text:span text:style-name="T9">checklists</text:span><text:span text:style-name="T5">). Fornecidas em outro documento. Deverão ser identificadas aqui.</text:span></text:p>
        </text:list-item>
        <text:list-item>
          <text:p text:style-name="P27">Solicitações de mudança<text:span text:style-name="T7"> (</text:span><text:a xlink:type="simple" xlink:href="http://developer.berlios.de/support/?group_id=5779"><text:span text:style-name="T12">http://developer.berlios.de/support/?group_id=5779</text:span></text:a><text:span text:style-name="T7">).</text:span></text:p>
        </text:list-item>
        <text:list-item>
          <text:p text:style-name="P28">Modelo de domínio deverá ser produzido no Protegé (<text:a xlink:type="simple" xlink:href="http://protege.stanford.edu/">http://protege.stanford.edu</text:a>). </text:p>
        </text:list-item>
        <text:list-item>
          <text:p text:style-name="P28">Diagramas UML que se fizerem necessários deverão ser produzidos usando o JUDE (<text:a xlink:type="simple" xlink:href="http://jude.change-vision.com/">http://jude.change-vision.com</text:a>). </text:p>
          <text:p text:style-name="P29"/>
        </text:list-item>
      </text:list>
      <text:h text:style-name="Heading_20_1" text:outline-level="1"><text:s/>Práticas recomendadas</text:h>
      <text:p text:style-name="Text_20_body">Os seguintes itens deverão ser observados durante a execução do Projeto Escola na primeira etapa.</text:p>
      <text:list text:style-name="L3">
        <text:list-item>
          <text:p text:style-name="P30">Neste projeto, requisitos serão registrados por meio de casos de uso. Requisitos funcionais, derivados destes, não serão explicitamente registrados. </text:p>
        </text:list-item>
        <text:list-item>
          <text:p text:style-name="P30">Questões sobre o negócio e conflitos serão resolvidos pelo gerente de projeto.</text:p>
        </text:list-item>
        <text:list-item>
          <text:p text:style-name="P30">Nesta primeira etapa, embora recursos não sejam ilimitados, requisitos poderão ser acrescentados com “menor” atenção a custos e tempo de desenvolvimento. Consulte o gerente de projeto em caso de dúvida.</text:p>
        </text:list-item>
        <text:list-item>
          <text:p text:style-name="P31">Siga as orientações contidas neste plano. Em caso de omissão, avise ao gerente de requisitos. </text:p>
        </text:list-item>
        <text:list-item>
          <text:p text:style-name="P30">Reuniões acerca dos requisitos deverão ser de curta duração, cerca de 30 minutos, com pauta bem definida e presentes devidamente preparados.</text:p>
        </text:list-item>
        <text:list-item>
          <text:p text:style-name="P32">Informações sobre o domínio serão obtidas ao longo do tempo. Todas eles deverão ser disponibilizadas nos artefatos identificados acima.</text:p>
        </text:list-item>
      </text:list>
      <text:h text:style-name="Heading_20_1" text:outline-level="1"><text:s/>Referências</text:h>
      <text:p text:style-name="Text_20_body">As normas IEEE Std 830 e ISO 9126 deverão orientar a elaboração da especificação de requisitos de software a ser produzida. Veja também o Manual DCU ou manual para descrição de casos de uso <text:span text:style-name="T13">(que documento é este?)</text:span>. Este manual estabelece restrições acerca de nomes e identificação de casos de uso.</text:p>
      <text:h text:style-name="Heading_20_1" text:outline-level="1"><text:s/>Estratégia recomendada</text:h>
      <text:p text:style-name="Text_20_body">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 </text:p>
      <text:h text:style-name="Heading_20_1" text:outline-level="1"><text:s/>Apêndices</text:h>
      <text:h text:style-name="Heading_20_2" text:outline-level="2"><text:s/>Plano de ações</text:h>
      <text:list text:style-name="L4">
        <text:list-item>
          <text:p text:style-name="P33">Documentar requisitos conforme o formato disponível em ers.odt. <text:span text:style-name="T5">O arquivo ers.odt deverá conter a especificação de requisitos de software do Escola. Um arquivo contendo o formato a ser empregado já se encontra disponível. </text:span></text:p>
        </text:list-item>
        <text:list-item>
          <text:p text:style-name="P33">Documentar os casos de uso conforme o formato disponível em template-uc.odt. O arquivo uc-&lt;.aspecto&gt;.odt deverá conter o padrão especificado.<text:span text:style-name="T5"> Um arquivo contendo o formato a ser empregado já se encontra disponível.</text:span></text:p>
        </text:list-item>
        <text:list-item>
          <text:p text:style-name="P33">Documentar glossário conforme o formato disponível em template-glossário.html. O arquivo glossário.html devera conter o padrão especificado. Um arquivo contendo o formato a ser empregado já se encontra disponível.</text:p>
        </text:list-item>
        <text:list-item>
          <text:p text:style-name="P33">Documentar validação de requisitos <text:s/>conforme o formato disponível em template-teste.odt. O arquivo plano-teste.odt devera conter o padrão especificado. Um arquivo contendo o formato a ser empregado já se encontra disponível.</text:p>
        </text:list-item>
        <text:list-item>
          <text:p text:style-name="P33">Documentar pesquisas conforme o formato disponível em template-pesquisa.odt. O documento-pesquisa.odt devera conter o padrão especificado. Um arquivo contendo o formato a ser empregado já se encontra disponível.</text:p>
        </text:list-item>
        <text:list-item>
          <text:p text:style-name="P33">Efetuar alterações geradas pela disciplina Análise de Sistemas. <text:span text:style-name="T5">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34"><text:span text:style-name="T9">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text:p>
        </text:list-item>
        <text:list-item>
          <text:p text:style-name="P34">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79cm" fo:margin-left="0.041cm" fo:margin-right="0cm" table:align="margins" style:writing-mode="lr-tb"/>
    </style:style>
    <style:style style:name="Table9.A" style:family="table-column">
      <style:table-column-properties style:column-width="4.697cm" style:rel-column-width="19388*"/>
    </style:style>
    <style:style style:name="Table9.B" style:family="table-column">
      <style:table-column-properties style:column-width="7.144cm" style:rel-column-width="29487*"/>
    </style:style>
    <style:style style:name="Table9.C" style:family="table-column">
      <style:table-column-properties style:column-width="4.036cm"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fo:font-size="8pt" style:font-size-asian="8pt"/>
    </style:style>
    <style:style style:name="T3" style:family="text" style:parent-style-name="Page_20_Number">
      <style:text-properties style:font-name="Albany"/>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1.1</text:p>
            </table:table-cell>
          </table:table-row>
          <table:table-row table:style-name="Table13.1">
            <table:table-cell table:style-name="Table13.A2" office:value-type="string">
              <text:p text:style-name="P7">Plano de Requisitos</text:p>
            </table:table-cell>
            <table:table-cell table:style-name="Table13.B2" office:value-type="string">
              <text:p text:style-name="P7"><text:s text:c="2"/>Data: <text:s/>08/06/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2"><text:page-number text:select-page="current">8</text:page-number></text:span><text:span text:style-name="T3"> </text:span><text:span text:style-name="T2">de </text:span><text:span text:style-name="T2"><text:page-count style:num-format="1">8</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1.1</text:p>
            </table:table-cell>
          </table:table-row>
          <table:table-row table:style-name="Table10.1">
            <table:table-cell table:style-name="Table10.A2" office:value-type="string">
              <text:p text:style-name="P7">Plano de Requisitos</text:p>
            </table:table-cell>
            <table:table-cell table:style-name="Table10.B2" office:value-type="string">
              <text:p text:style-name="P7"><text:s text:c="2"/>Data: <text:s/>08/06/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5"><text:page-number text:select-page="current">8</text:page-number></text:span><text:span text:style-name="T5"> de </text:span><text:span text:style-name="T5"><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Documento Visão</dc:title>
    <dc:subject>Projeto Escola</dc:subject>
    <meta:initial-creator>Fábio Nogueira de Lucena</meta:initial-creator>
    <meta:creation-date>2004-04-30T19:17:00</meta:creation-date>
    <dc:creator>a a</dc:creator>
    <dc:date>2006-06-09T18:33:10</dc:date>
    <meta:print-date>2003-09-02T15:56:00</meta:print-date>
    <dc:language>pt-BR</dc:language>
    <meta:editing-cycles>105</meta:editing-cycles>
    <meta:editing-duration>PT15H47M43S</meta:editing-duration>
    <meta:user-defined meta:name="Info 1"/>
    <meta:user-defined meta:name="Info 2"/>
    <meta:user-defined meta:name="Info 3"/>
    <meta:user-defined meta:name="Info 4"/>
    <meta:document-statistic meta:table-count="5" meta:image-count="0" meta:object-count="0" meta:page-count="8" meta:paragraph-count="116" meta:word-count="1928" meta:character-count="13117"/>
  </office:meta>
</office:document-meta>
</file>